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9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ven Segment" svg:font-family="'Seven Segment'"/>
    <style:font-face style:name="Seven Segment1" svg:font-family="'Seven Segment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.575cm" fo:min-width="1.325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objectwithoutfill">
      <style:graphic-properties draw:stroke="dash" draw:stroke-dash="Long_20_Dash" svg:stroke-width="0.081cm" svg:stroke-color="#000000" draw:marker-start-width="0.321cm" draw:marker-end-width="0.321cm" svg:stroke-linecap="butt" draw:fill="none" draw:textarea-vertical-align="middle" fo:padding-top="0.165cm" fo:padding-bottom="0.165cm" fo:padding-left="0.29cm" fo:padding-right="0.29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 loext:decorative="false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314cm" loext:decorative="false"/>
      <style:paragraph-properties style:writing-mode="lr-tb"/>
    </style:style>
    <style:style style:name="gr9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1.575cm" fo:min-width="1.325cm" fo:padding-top="0.165cm" fo:padding-bottom="0.165cm" fo:padding-left="0.29cm" fo:padding-right="0.29cm" style:writing-mode="lr-tb" loext:decorative="false"/>
      <style:paragraph-properties style:writing-mode="lr-tb"/>
    </style:style>
    <style:style style:name="gr10" style:family="graphic" style:parent-style-name="standard">
      <style:graphic-properties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 loext:decorative="false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solid" draw:fill-color="#77bc65" loext:fill-use-slide-background="false" draw:textarea-horizontal-align="justify" draw:textarea-vertical-align="middle" draw:auto-grow-height="false" fo:min-height="1.575cm" fo:min-width="1.325cm" fo:padding-top="0.165cm" fo:padding-bottom="0.165cm" fo:padding-left="0.29cm" fo:padding-right="0.29cm" style:writing-mode="lr-tb" loext:decorative="false"/>
      <style:paragraph-properties style:writing-mode="lr-tb"/>
    </style:style>
    <style:style style:name="gr13" style:family="graphic">
      <style:graphic-properties style:protect="size" loext:decorative="false"/>
    </style:style>
    <style:style style:name="gr14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739cm" fo:min-width="1.269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739cm" fo:min-width="3.311cm" fo:wrap-option="wrap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color="#000000" draw:marker-end="Arrowheads_20_8" draw:marker-end-width="0.3cm" draw:fill="none" draw:textarea-vertical-align="middl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.253cm" style:use-optimal-column-width="false"/>
    </style:style>
    <style:style style:name="ro1" style:family="table-row">
      <style:table-row-properties style:row-height="1.214cm" style:use-optimal-row-height="false"/>
    </style:style>
    <style:style style:name="ro2" style:family="table-row">
      <style:table-row-properties style:row-height="1.185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  <style:text-properties style:font-name="Consolas" fo:font-weight="bold" style:font-weight-asian="bold" style:font-weight-complex="bold"/>
    </style:style>
    <style:style style:name="P10" style:family="paragraph">
      <style:paragraph-properties fo:text-align="center"/>
      <style:text-properties fo:color="#ffffff" loext:opacity="100%" style:font-name="Seven Segment" fo:font-weight="bold"/>
    </style:style>
    <style:style style:name="P11" style:family="paragraph">
      <loext:graphic-properties draw:fill="solid" draw:fill-color="#77bc65"/>
      <style:paragraph-properties fo:text-align="center" style:writing-mode="lr-tb"/>
      <style:text-properties fo:color="#ffffff" loext:opacity="100%" style:font-name="Seven Segment" fo:font-weight="bold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77bc65"/>
      <style:paragraph-properties fo:text-align="center" style:writing-mode="lr-tb"/>
      <style:text-properties fo:color="#ffffff" loext:opacity="100%" fo:font-weight="bold"/>
    </style:style>
    <style:style style:name="P14" style:family="paragraph">
      <loext:graphic-properties draw:fill-color="#ffffff"/>
      <style:paragraph-properties fo:text-align="center" style:writing-mode="lr-tb"/>
    </style:style>
    <style:style style:name="P15" style:family="paragraph">
      <style:paragraph-properties fo:text-align="center"/>
      <style:text-properties fo:color="#ffffff" loext:opacity="100%" style:font-name="Seven Segment1" fo:font-weight="bold"/>
    </style:style>
    <style:style style:name="P16" style:family="paragraph">
      <loext:graphic-properties draw:fill="solid" draw:fill-color="#77bc65"/>
      <style:paragraph-properties fo:text-align="center" style:writing-mode="lr-tb"/>
      <style:text-properties fo:color="#ffffff" loext:opacity="100%" style:font-name="Seven Segment1" fo:font-weight="bold"/>
    </style:style>
    <style:style style:name="T1" style:family="text">
      <style:text-properties fo:color="#bf0041" loext:opacity="100%" style:font-name="Consolas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Consolas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ffffff" loext:opacity="100%" style:font-name="Seven Segment" fo:font-weight="bold"/>
    </style:style>
    <style:style style:name="T4" style:family="text">
      <style:text-properties fo:color="#000000" loext:opacity="100%" style:font-name="Consolas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ffffff" loext:opacity="100%" style:font-name="Seven Segment1" fo:font-size="36pt" fo:font-weight="bold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905cm" svg:height="1.905cm" svg:x="8.262cm" svg:y="3.8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0.167cm" svg:y="3.8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2.072cm" svg:y="3.81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3.977cm" svg:y="3.8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5.882cm" svg:y="3.81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7.787cm" svg:y="3.8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9.692cm" svg:y="3.81cm">
          <text:p text:style-name="P1">77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67cm" svg:y1="3.81cm" svg:x2="21.597cm" svg:y2="3.81cm">
          <text:p/>
        </draw:line>
        <draw:line draw:style-name="gr2" draw:text-style-name="P3" draw:layer="layout" svg:x1="22.867cm" svg:y1="5.715cm" svg:x2="21.597cm" svg:y2="5.715cm">
          <text:p/>
        </draw:line>
        <draw:custom-shape draw:style-name="gr1" draw:text-style-name="P2" draw:layer="layout" svg:width="1.905cm" svg:height="1.905cm" svg:x="3.175cm" svg:y="7.62cm">
          <text:p text:style-name="P1">0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54cm" svg:height="1.673cm" svg:x="3.577cm" svg:y="4.445cm">
          <draw:text-box>
            <text:p text:style-name="P4">RAM:</text:p>
          </draw:text-box>
        </draw:frame>
        <draw:frame draw:style-name="gr4" draw:text-style-name="P7" draw:layer="layout" svg:width="0.959cm" svg:height="0.962cm" svg:x="1.581cm" svg:y="8.255cm">
          <draw:text-box>
            <text:p text:style-name="P6">D</text:p>
          </draw:text-box>
        </draw:frame>
        <draw:custom-shape draw:style-name="gr1" draw:text-style-name="P2" draw:layer="layout" svg:width="1.905cm" svg:height="1.905cm" svg:x="3.175cm" svg:y="10.16cm">
          <text:p text:style-name="P1">0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383cm" svg:height="0.962cm" svg:x="1.27cm" svg:y="10.795cm">
          <draw:text-box>
            <text:p>DP</text:p>
          </draw:text-box>
        </draw:frame>
        <draw:line draw:style-name="gr6" draw:text-style-name="P3" draw:layer="layout" svg:x1="7.317cm" svg:y1="7.366cm" svg:x2="7.317cm" svg:y2="6.096cm">
          <text:p/>
        </draw:line>
        <draw:frame draw:style-name="gr7" draw:text-style-name="P8" draw:layer="layout" svg:width="3.11cm" svg:height="0.962cm" svg:x="2.605cm" svg:y="1.578cm">
          <draw:text-box>
            <text:p>Program:</text:p>
          </draw:text-box>
        </draw:frame>
        <draw:frame draw:style-name="gr8" draw:text-style-name="P9" draw:layer="layout" svg:width="15.875cm" svg:height="1.568cm" svg:x="5.715cm" svg:y="1.27cm">
          <draw:text-box>
            <text:p text:style-name="P1"><text:span text:style-name="T1">&gt;</text:span><text:span text:style-name="T2">&gt;[+[-]+]&gt;.</text:span></text:p>
          </draw:text-box>
        </draw:frame>
        <draw:custom-shape draw:style-name="gr9" draw:text-style-name="P2" draw:layer="layout" svg:width="1.905cm" svg:height="1.905cm" svg:x="6.357cm" svg:y="3.81cm">
          <text:p text:style-name="P1">0</text:p>
          <draw:enhanced-geometry svg:viewBox="0 0 21600 21600" draw:type="rectangle" draw:enhanced-path="M 0 0 L 21600 0 21600 21600 0 21600 0 0 Z N"/>
        </draw:custom-shape>
        <draw:frame draw:style-name="gr10" draw:layer="layout" svg:width="5.011cm" svg:height="2.398cm" svg:x="6.224cm" svg:y="12.1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V</text:p>
              </table:table-cell>
              <table:table-cell>
                <text:p text:style-name="P1">A</text:p>
              </table:table-cell>
              <table:table-cell>
                <text:p text:style-name="P1">S</text:p>
              </table:table-cell>
              <table:table-cell>
                <text:p text:style-name="P1">Z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1.905cm" svg:height="1.905cm" svg:x="3.175cm" svg:y="12.7cm">
          <text:p text:style-name="P1">0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277cm" svg:height="0.962cm" svg:x="1.27cm" svg:y="13.335cm">
          <draw:text-box>
            <text:p>LS</text:p>
          </draw:text-box>
        </draw:frame>
        <draw:custom-shape draw:style-name="gr12" draw:text-style-name="P11" draw:layer="layout" svg:width="1.905cm" svg:height="1.905cm" svg:x="22.86cm" svg:y="10.16cm">
          <text:p text:style-name="P10"><text:span text:style-name="T3"/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2.929cm" svg:height="1.673cm" svg:x="19.685cm" svg:y="10.795cm">
          <draw:text-box>
            <text:p>Output: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905cm" svg:height="1.905cm" svg:x="10.167cm" svg:y="3.8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2.072cm" svg:y="3.81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3.977cm" svg:y="3.8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5.882cm" svg:y="3.81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7.787cm" svg:y="3.8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9.692cm" svg:y="3.81cm">
          <text:p text:style-name="P1">77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67cm" svg:y1="3.81cm" svg:x2="21.597cm" svg:y2="3.81cm">
          <text:p/>
        </draw:line>
        <draw:line draw:style-name="gr2" draw:text-style-name="P3" draw:layer="layout" svg:x1="22.867cm" svg:y1="5.715cm" svg:x2="21.597cm" svg:y2="5.715cm">
          <text:p/>
        </draw:line>
        <draw:custom-shape draw:style-name="gr1" draw:text-style-name="P2" draw:layer="layout" svg:width="1.905cm" svg:height="1.905cm" svg:x="3.175cm" svg:y="7.62cm">
          <text:p text:style-name="P1">0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54cm" svg:height="1.673cm" svg:x="3.577cm" svg:y="4.445cm">
          <draw:text-box>
            <text:p text:style-name="P4">RAM:</text:p>
          </draw:text-box>
        </draw:frame>
        <draw:frame draw:style-name="gr4" draw:text-style-name="P7" draw:layer="layout" svg:width="0.959cm" svg:height="0.962cm" svg:x="1.581cm" svg:y="8.255cm">
          <draw:text-box>
            <text:p text:style-name="P6">D</text:p>
          </draw:text-box>
        </draw:frame>
        <draw:custom-shape draw:style-name="gr1" draw:text-style-name="P2" draw:layer="layout" svg:width="1.905cm" svg:height="1.905cm" svg:x="3.175cm" svg:y="10.16cm">
          <text:p text:style-name="P1">1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383cm" svg:height="0.962cm" svg:x="1.27cm" svg:y="10.795cm">
          <draw:text-box>
            <text:p>DP</text:p>
          </draw:text-box>
        </draw:frame>
        <draw:line draw:style-name="gr6" draw:text-style-name="P3" draw:layer="layout" svg:x1="9.217cm" svg:y1="7.366cm" svg:x2="9.217cm" svg:y2="6.096cm">
          <text:p/>
        </draw:line>
        <draw:frame draw:style-name="gr7" draw:text-style-name="P8" draw:layer="layout" svg:width="3.11cm" svg:height="0.962cm" svg:x="2.605cm" svg:y="1.578cm">
          <draw:text-box>
            <text:p>Program:</text:p>
          </draw:text-box>
        </draw:frame>
        <draw:frame draw:style-name="gr8" draw:text-style-name="P9" draw:layer="layout" svg:width="15.875cm" svg:height="1.568cm" svg:x="5.715cm" svg:y="1.27cm">
          <draw:text-box>
            <text:p text:style-name="P1"><text:span text:style-name="T4">&gt;</text:span><text:span text:style-name="T1">&gt;</text:span><text:span text:style-name="T2">[+[-]+]&gt;.</text:span></text:p>
          </draw:text-box>
        </draw:frame>
        <draw:custom-shape draw:style-name="gr1" draw:text-style-name="P2" draw:layer="layout" svg:width="1.905cm" svg:height="1.905cm" svg:x="6.357cm" svg:y="3.81cm">
          <text:p text:style-name="P1">0</text:p>
          <draw:enhanced-geometry svg:viewBox="0 0 21600 21600" draw:type="rectangle" draw:enhanced-path="M 0 0 L 21600 0 21600 21600 0 21600 0 0 Z N"/>
        </draw:custom-shape>
        <draw:frame draw:style-name="gr10" draw:layer="layout" svg:width="5.011cm" svg:height="2.398cm" svg:x="6.224cm" svg:y="12.1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V</text:p>
              </table:table-cell>
              <table:table-cell>
                <text:p text:style-name="P1">A</text:p>
              </table:table-cell>
              <table:table-cell>
                <text:p text:style-name="P1">S</text:p>
              </table:table-cell>
              <table:table-cell>
                <text:p text:style-name="P1">Z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" draw:text-style-name="P2" draw:layer="layout" svg:width="1.905cm" svg:height="1.905cm" svg:x="3.175cm" svg:y="12.7cm">
          <text:p text:style-name="P1">0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277cm" svg:height="0.962cm" svg:x="1.27cm" svg:y="13.335cm">
          <draw:text-box>
            <text:p>LS</text:p>
          </draw:text-box>
        </draw:frame>
        <draw:custom-shape draw:style-name="gr12" draw:text-style-name="P13" draw:layer="layout" svg:width="1.905cm" svg:height="1.905cm" svg:x="22.86cm" svg:y="10.16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2.929cm" svg:height="1.673cm" svg:x="19.685cm" svg:y="10.795cm">
          <draw:text-box>
            <text:p>Output:</text:p>
          </draw:text-box>
        </draw:frame>
        <draw:custom-shape draw:style-name="gr9" draw:text-style-name="P2" draw:layer="layout" svg:width="1.905cm" svg:height="1.905cm" svg:x="8.262cm" svg:y="3.81cm">
          <text:p text:style-name="P1">4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905cm" svg:height="1.905cm" svg:x="12.072cm" svg:y="3.81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3.977cm" svg:y="3.8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5.882cm" svg:y="3.81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7.787cm" svg:y="3.8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9.692cm" svg:y="3.81cm">
          <text:p text:style-name="P1">77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67cm" svg:y1="3.81cm" svg:x2="21.597cm" svg:y2="3.81cm">
          <text:p/>
        </draw:line>
        <draw:line draw:style-name="gr2" draw:text-style-name="P3" draw:layer="layout" svg:x1="22.867cm" svg:y1="5.715cm" svg:x2="21.597cm" svg:y2="5.715cm">
          <text:p/>
        </draw:line>
        <draw:custom-shape draw:style-name="gr1" draw:text-style-name="P2" draw:layer="layout" svg:width="1.905cm" svg:height="1.905cm" svg:x="3.175cm" svg:y="7.62cm">
          <text:p text:style-name="P1">0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54cm" svg:height="1.673cm" svg:x="3.577cm" svg:y="4.445cm">
          <draw:text-box>
            <text:p text:style-name="P4">RAM:</text:p>
          </draw:text-box>
        </draw:frame>
        <draw:frame draw:style-name="gr4" draw:text-style-name="P7" draw:layer="layout" svg:width="0.959cm" svg:height="0.962cm" svg:x="1.581cm" svg:y="8.255cm">
          <draw:text-box>
            <text:p text:style-name="P6">D</text:p>
          </draw:text-box>
        </draw:frame>
        <draw:custom-shape draw:style-name="gr1" draw:text-style-name="P2" draw:layer="layout" svg:width="1.905cm" svg:height="1.905cm" svg:x="3.175cm" svg:y="10.16cm">
          <text:p text:style-name="P1">2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383cm" svg:height="0.962cm" svg:x="1.27cm" svg:y="10.795cm">
          <draw:text-box>
            <text:p>DP</text:p>
          </draw:text-box>
        </draw:frame>
        <draw:line draw:style-name="gr6" draw:text-style-name="P3" draw:layer="layout" svg:x1="11.117cm" svg:y1="7.366cm" svg:x2="11.117cm" svg:y2="6.096cm">
          <text:p/>
        </draw:line>
        <draw:frame draw:style-name="gr7" draw:text-style-name="P8" draw:layer="layout" svg:width="3.11cm" svg:height="0.962cm" svg:x="2.605cm" svg:y="1.578cm">
          <draw:text-box>
            <text:p>Program:</text:p>
          </draw:text-box>
        </draw:frame>
        <draw:frame draw:style-name="gr8" draw:text-style-name="P9" draw:layer="layout" svg:width="15.875cm" svg:height="1.568cm" svg:x="5.715cm" svg:y="1.27cm">
          <draw:text-box>
            <text:p text:style-name="P1"><text:span text:style-name="T4">&gt;&gt;</text:span><text:span text:style-name="T1">[</text:span><text:span text:style-name="T2">+[-]+]&gt;.</text:span></text:p>
          </draw:text-box>
        </draw:frame>
        <draw:custom-shape draw:style-name="gr1" draw:text-style-name="P2" draw:layer="layout" svg:width="1.905cm" svg:height="1.905cm" svg:x="6.357cm" svg:y="3.81cm">
          <text:p text:style-name="P1">0</text:p>
          <draw:enhanced-geometry svg:viewBox="0 0 21600 21600" draw:type="rectangle" draw:enhanced-path="M 0 0 L 21600 0 21600 21600 0 21600 0 0 Z N"/>
        </draw:custom-shape>
        <draw:frame draw:style-name="gr10" draw:layer="layout" svg:width="5.011cm" svg:height="2.398cm" svg:x="6.224cm" svg:y="12.1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V</text:p>
              </table:table-cell>
              <table:table-cell>
                <text:p text:style-name="P1">A</text:p>
              </table:table-cell>
              <table:table-cell>
                <text:p text:style-name="P1">S</text:p>
              </table:table-cell>
              <table:table-cell>
                <text:p text:style-name="P1">Z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" draw:text-style-name="P2" draw:layer="layout" svg:width="1.905cm" svg:height="1.905cm" svg:x="3.175cm" svg:y="12.7cm">
          <text:p text:style-name="P1">0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277cm" svg:height="0.962cm" svg:x="1.27cm" svg:y="13.335cm">
          <draw:text-box>
            <text:p>LS</text:p>
          </draw:text-box>
        </draw:frame>
        <draw:custom-shape draw:style-name="gr12" draw:text-style-name="P13" draw:layer="layout" svg:width="1.905cm" svg:height="1.905cm" svg:x="22.86cm" svg:y="10.16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2.929cm" svg:height="1.673cm" svg:x="19.685cm" svg:y="10.795cm">
          <draw:text-box>
            <text:p>Output:</text:p>
          </draw:text-box>
        </draw:frame>
        <draw:custom-shape draw:style-name="gr1" draw:text-style-name="P2" draw:layer="layout" svg:width="1.905cm" svg:height="1.905cm" svg:x="8.262cm" svg:y="3.8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05cm" svg:height="1.905cm" svg:x="10.167cm" svg:y="3.81cm">
          <text:p text:style-name="P1">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905cm" svg:height="1.905cm" svg:x="12.072cm" svg:y="3.81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3.977cm" svg:y="3.8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5.882cm" svg:y="3.81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7.787cm" svg:y="3.8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9.692cm" svg:y="3.81cm">
          <text:p text:style-name="P1">77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67cm" svg:y1="3.81cm" svg:x2="21.597cm" svg:y2="3.81cm">
          <text:p/>
        </draw:line>
        <draw:line draw:style-name="gr2" draw:text-style-name="P3" draw:layer="layout" svg:x1="22.867cm" svg:y1="5.715cm" svg:x2="21.597cm" svg:y2="5.715cm">
          <text:p/>
        </draw:line>
        <draw:custom-shape draw:style-name="gr1" draw:text-style-name="P2" draw:layer="layout" svg:width="1.905cm" svg:height="1.905cm" svg:x="3.175cm" svg:y="7.62cm">
          <text:p text:style-name="P1">0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54cm" svg:height="1.673cm" svg:x="3.577cm" svg:y="4.445cm">
          <draw:text-box>
            <text:p text:style-name="P4">RAM:</text:p>
          </draw:text-box>
        </draw:frame>
        <draw:frame draw:style-name="gr4" draw:text-style-name="P7" draw:layer="layout" svg:width="0.959cm" svg:height="0.962cm" svg:x="1.581cm" svg:y="8.255cm">
          <draw:text-box>
            <text:p text:style-name="P6">D</text:p>
          </draw:text-box>
        </draw:frame>
        <draw:custom-shape draw:style-name="gr1" draw:text-style-name="P2" draw:layer="layout" svg:width="1.905cm" svg:height="1.905cm" svg:x="3.175cm" svg:y="10.16cm">
          <text:p text:style-name="P1">2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383cm" svg:height="0.962cm" svg:x="1.27cm" svg:y="10.795cm">
          <draw:text-box>
            <text:p>DP</text:p>
          </draw:text-box>
        </draw:frame>
        <draw:line draw:style-name="gr6" draw:text-style-name="P3" draw:layer="layout" svg:x1="11.117cm" svg:y1="7.366cm" svg:x2="11.117cm" svg:y2="6.096cm">
          <text:p/>
        </draw:line>
        <draw:frame draw:style-name="gr7" draw:text-style-name="P8" draw:layer="layout" svg:width="3.11cm" svg:height="0.962cm" svg:x="2.605cm" svg:y="1.578cm">
          <draw:text-box>
            <text:p>Program:</text:p>
          </draw:text-box>
        </draw:frame>
        <draw:frame draw:style-name="gr8" draw:text-style-name="P9" draw:layer="layout" svg:width="15.875cm" svg:height="1.568cm" svg:x="5.715cm" svg:y="1.27cm">
          <draw:text-box>
            <text:p text:style-name="P1"><text:span text:style-name="T4">&gt;&gt;[</text:span><text:span text:style-name="T1">+</text:span><text:span text:style-name="T2">[-]+]&gt;.</text:span></text:p>
          </draw:text-box>
        </draw:frame>
        <draw:custom-shape draw:style-name="gr1" draw:text-style-name="P2" draw:layer="layout" svg:width="1.905cm" svg:height="1.905cm" svg:x="6.357cm" svg:y="3.81cm">
          <text:p text:style-name="P1">0</text:p>
          <draw:enhanced-geometry svg:viewBox="0 0 21600 21600" draw:type="rectangle" draw:enhanced-path="M 0 0 L 21600 0 21600 21600 0 21600 0 0 Z N"/>
        </draw:custom-shape>
        <draw:frame draw:style-name="gr10" draw:layer="layout" svg:width="5.011cm" svg:height="2.398cm" svg:x="6.224cm" svg:y="12.1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V</text:p>
              </table:table-cell>
              <table:table-cell>
                <text:p text:style-name="P1">A</text:p>
              </table:table-cell>
              <table:table-cell>
                <text:p text:style-name="P1">S</text:p>
              </table:table-cell>
              <table:table-cell>
                <text:p text:style-name="P1">Z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" draw:text-style-name="P2" draw:layer="layout" svg:width="1.905cm" svg:height="1.905cm" svg:x="3.175cm" svg:y="12.7cm">
          <text:p text:style-name="P1">1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277cm" svg:height="0.962cm" svg:x="1.27cm" svg:y="13.335cm">
          <draw:text-box>
            <text:p>LS</text:p>
          </draw:text-box>
        </draw:frame>
        <draw:custom-shape draw:style-name="gr12" draw:text-style-name="P13" draw:layer="layout" svg:width="1.905cm" svg:height="1.905cm" svg:x="22.86cm" svg:y="10.16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2.929cm" svg:height="1.673cm" svg:x="19.685cm" svg:y="10.795cm">
          <draw:text-box>
            <text:p>Output:</text:p>
          </draw:text-box>
        </draw:frame>
        <draw:custom-shape draw:style-name="gr1" draw:text-style-name="P2" draw:layer="layout" svg:width="1.905cm" svg:height="1.905cm" svg:x="8.262cm" svg:y="3.8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05cm" svg:height="1.905cm" svg:x="10.167cm" svg:y="3.81cm">
          <text:p text:style-name="P1">0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0.654cm" svg:y1="6.065cm" svg:x2="5.339cm" svg:y2="8.219cm">
          <text:p/>
        </draw:line>
        <draw:custom-shape draw:style-name="gr15" draw:text-style-name="P14" draw:layer="layout" svg:width="1.768cm" svg:height="0.988cm" svg:x="5.715cm" svg:y="10.795cm">
          <text:p text:style-name="P1">+1</text:p>
          <draw:enhanced-geometry svg:viewBox="0 0 21600 21600" draw:glue-points="10800 0 0 10800 10800 21600 21600 10800 ?f40 ?f41" draw:text-areas="0 0 21600 21600" draw:type="rectangular-callout" draw:modifiers="-11453.2504239683 49577.3508594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905cm" svg:height="1.905cm" svg:x="12.072cm" svg:y="3.81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3.977cm" svg:y="3.8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5.882cm" svg:y="3.81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7.787cm" svg:y="3.8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9.692cm" svg:y="3.81cm">
          <text:p text:style-name="P1">77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67cm" svg:y1="3.81cm" svg:x2="21.597cm" svg:y2="3.81cm">
          <text:p/>
        </draw:line>
        <draw:line draw:style-name="gr2" draw:text-style-name="P3" draw:layer="layout" svg:x1="22.867cm" svg:y1="5.715cm" svg:x2="21.597cm" svg:y2="5.715cm">
          <text:p/>
        </draw:line>
        <draw:custom-shape draw:style-name="gr1" draw:text-style-name="P2" draw:layer="layout" svg:width="1.905cm" svg:height="1.905cm" svg:x="3.175cm" svg:y="7.62cm">
          <text:p text:style-name="P1">0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54cm" svg:height="1.673cm" svg:x="3.577cm" svg:y="4.445cm">
          <draw:text-box>
            <text:p text:style-name="P4">RAM:</text:p>
          </draw:text-box>
        </draw:frame>
        <draw:frame draw:style-name="gr4" draw:text-style-name="P7" draw:layer="layout" svg:width="0.959cm" svg:height="0.962cm" svg:x="1.581cm" svg:y="8.255cm">
          <draw:text-box>
            <text:p text:style-name="P6">D</text:p>
          </draw:text-box>
        </draw:frame>
        <draw:custom-shape draw:style-name="gr1" draw:text-style-name="P2" draw:layer="layout" svg:width="1.905cm" svg:height="1.905cm" svg:x="3.175cm" svg:y="10.16cm">
          <text:p text:style-name="P1">2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383cm" svg:height="0.962cm" svg:x="1.27cm" svg:y="10.795cm">
          <draw:text-box>
            <text:p>DP</text:p>
          </draw:text-box>
        </draw:frame>
        <draw:line draw:style-name="gr6" draw:text-style-name="P3" draw:layer="layout" svg:x1="11.117cm" svg:y1="7.366cm" svg:x2="11.117cm" svg:y2="6.096cm">
          <text:p/>
        </draw:line>
        <draw:frame draw:style-name="gr7" draw:text-style-name="P8" draw:layer="layout" svg:width="3.11cm" svg:height="0.962cm" svg:x="2.605cm" svg:y="1.578cm">
          <draw:text-box>
            <text:p>Program:</text:p>
          </draw:text-box>
        </draw:frame>
        <draw:frame draw:style-name="gr8" draw:text-style-name="P9" draw:layer="layout" svg:width="15.875cm" svg:height="1.568cm" svg:x="5.715cm" svg:y="1.27cm">
          <draw:text-box>
            <text:p text:style-name="P1"><text:span text:style-name="T4">&gt;&gt;[+</text:span><text:span text:style-name="T1">[</text:span><text:span text:style-name="T2">-]+]&gt;.</text:span></text:p>
          </draw:text-box>
        </draw:frame>
        <draw:custom-shape draw:style-name="gr1" draw:text-style-name="P2" draw:layer="layout" svg:width="1.905cm" svg:height="1.905cm" svg:x="6.357cm" svg:y="3.81cm">
          <text:p text:style-name="P1">0</text:p>
          <draw:enhanced-geometry svg:viewBox="0 0 21600 21600" draw:type="rectangle" draw:enhanced-path="M 0 0 L 21600 0 21600 21600 0 21600 0 0 Z N"/>
        </draw:custom-shape>
        <draw:frame draw:style-name="gr10" draw:layer="layout" svg:width="5.011cm" svg:height="2.398cm" svg:x="6.224cm" svg:y="12.1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V</text:p>
              </table:table-cell>
              <table:table-cell>
                <text:p text:style-name="P1">A</text:p>
              </table:table-cell>
              <table:table-cell>
                <text:p text:style-name="P1">S</text:p>
              </table:table-cell>
              <table:table-cell>
                <text:p text:style-name="P1">Z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" draw:text-style-name="P2" draw:layer="layout" svg:width="1.905cm" svg:height="1.905cm" svg:x="3.175cm" svg:y="12.7cm">
          <text:p text:style-name="P1">1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277cm" svg:height="0.962cm" svg:x="1.27cm" svg:y="13.335cm">
          <draw:text-box>
            <text:p>LS</text:p>
          </draw:text-box>
        </draw:frame>
        <draw:custom-shape draw:style-name="gr12" draw:text-style-name="P13" draw:layer="layout" svg:width="1.905cm" svg:height="1.905cm" svg:x="22.86cm" svg:y="10.16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2.929cm" svg:height="1.673cm" svg:x="19.685cm" svg:y="10.795cm">
          <draw:text-box>
            <text:p>Output:</text:p>
          </draw:text-box>
        </draw:frame>
        <draw:custom-shape draw:style-name="gr1" draw:text-style-name="P2" draw:layer="layout" svg:width="1.905cm" svg:height="1.905cm" svg:x="8.262cm" svg:y="3.8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05cm" svg:height="1.905cm" svg:x="10.167cm" svg:y="3.8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.768cm" svg:height="0.988cm" svg:x="9.526cm" svg:y="10.844cm">
          <text:p text:style-name="P1">Skip</text:p>
          <draw:enhanced-geometry svg:viewBox="0 0 21600 21600" draw:glue-points="10800 0 0 10800 10800 21600 21600 10800 ?f40 ?f41" draw:text-areas="0 0 21600 21600" draw:type="rectangular-callout" draw:modifiers="915.771622385529 36800.80889787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905cm" svg:height="1.905cm" svg:x="12.072cm" svg:y="3.81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3.977cm" svg:y="3.8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5.882cm" svg:y="3.81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7.787cm" svg:y="3.8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9.692cm" svg:y="3.81cm">
          <text:p text:style-name="P1">77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67cm" svg:y1="3.81cm" svg:x2="21.597cm" svg:y2="3.81cm">
          <text:p/>
        </draw:line>
        <draw:line draw:style-name="gr2" draw:text-style-name="P3" draw:layer="layout" svg:x1="22.867cm" svg:y1="5.715cm" svg:x2="21.597cm" svg:y2="5.715cm">
          <text:p/>
        </draw:line>
        <draw:custom-shape draw:style-name="gr1" draw:text-style-name="P2" draw:layer="layout" svg:width="1.905cm" svg:height="1.905cm" svg:x="3.175cm" svg:y="7.62cm">
          <text:p text:style-name="P1">0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54cm" svg:height="1.673cm" svg:x="3.577cm" svg:y="4.445cm">
          <draw:text-box>
            <text:p text:style-name="P4">RAM:</text:p>
          </draw:text-box>
        </draw:frame>
        <draw:frame draw:style-name="gr4" draw:text-style-name="P7" draw:layer="layout" svg:width="0.959cm" svg:height="0.962cm" svg:x="1.581cm" svg:y="8.255cm">
          <draw:text-box>
            <text:p text:style-name="P6">D</text:p>
          </draw:text-box>
        </draw:frame>
        <draw:custom-shape draw:style-name="gr1" draw:text-style-name="P2" draw:layer="layout" svg:width="1.905cm" svg:height="1.905cm" svg:x="3.175cm" svg:y="10.16cm">
          <text:p text:style-name="P1">2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383cm" svg:height="0.962cm" svg:x="1.27cm" svg:y="10.795cm">
          <draw:text-box>
            <text:p>DP</text:p>
          </draw:text-box>
        </draw:frame>
        <draw:line draw:style-name="gr6" draw:text-style-name="P3" draw:layer="layout" svg:x1="11.117cm" svg:y1="7.366cm" svg:x2="11.117cm" svg:y2="6.096cm">
          <text:p/>
        </draw:line>
        <draw:frame draw:style-name="gr7" draw:text-style-name="P8" draw:layer="layout" svg:width="3.11cm" svg:height="0.962cm" svg:x="2.605cm" svg:y="1.578cm">
          <draw:text-box>
            <text:p>Program:</text:p>
          </draw:text-box>
        </draw:frame>
        <draw:frame draw:style-name="gr8" draw:text-style-name="P9" draw:layer="layout" svg:width="15.875cm" svg:height="1.568cm" svg:x="5.715cm" svg:y="1.27cm">
          <draw:text-box>
            <text:p text:style-name="P1"><text:span text:style-name="T4">&gt;&gt;[+[</text:span><text:span text:style-name="T1">-</text:span><text:span text:style-name="T2">]+]&gt;.</text:span></text:p>
          </draw:text-box>
        </draw:frame>
        <draw:custom-shape draw:style-name="gr1" draw:text-style-name="P2" draw:layer="layout" svg:width="1.905cm" svg:height="1.905cm" svg:x="6.357cm" svg:y="3.81cm">
          <text:p text:style-name="P1">0</text:p>
          <draw:enhanced-geometry svg:viewBox="0 0 21600 21600" draw:type="rectangle" draw:enhanced-path="M 0 0 L 21600 0 21600 21600 0 21600 0 0 Z N"/>
        </draw:custom-shape>
        <draw:frame draw:style-name="gr10" draw:layer="layout" svg:width="5.011cm" svg:height="2.398cm" svg:x="6.224cm" svg:y="12.1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V</text:p>
              </table:table-cell>
              <table:table-cell>
                <text:p text:style-name="P1">A</text:p>
              </table:table-cell>
              <table:table-cell>
                <text:p text:style-name="P1">S</text:p>
              </table:table-cell>
              <table:table-cell>
                <text:p text:style-name="P1">Z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1" draw:text-style-name="P2" draw:layer="layout" svg:width="1.905cm" svg:height="1.905cm" svg:x="3.175cm" svg:y="12.7cm">
          <text:p text:style-name="P1">2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277cm" svg:height="0.962cm" svg:x="1.27cm" svg:y="13.335cm">
          <draw:text-box>
            <text:p>LS</text:p>
          </draw:text-box>
        </draw:frame>
        <draw:custom-shape draw:style-name="gr12" draw:text-style-name="P13" draw:layer="layout" svg:width="1.905cm" svg:height="1.905cm" svg:x="22.86cm" svg:y="10.16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2.929cm" svg:height="1.673cm" svg:x="19.685cm" svg:y="10.795cm">
          <draw:text-box>
            <text:p>Output:</text:p>
          </draw:text-box>
        </draw:frame>
        <draw:custom-shape draw:style-name="gr1" draw:text-style-name="P2" draw:layer="layout" svg:width="1.905cm" svg:height="1.905cm" svg:x="8.262cm" svg:y="3.8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05cm" svg:height="1.905cm" svg:x="10.167cm" svg:y="3.8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.768cm" svg:height="0.988cm" svg:x="5.447cm" svg:y="10.836cm">
          <text:p text:style-name="P1">+1</text:p>
          <draw:enhanced-geometry svg:viewBox="0 0 21600 21600" draw:glue-points="10800 0 0 10800 10800 21600 21600 10800 ?f40 ?f41" draw:text-areas="0 0 21600 21600" draw:type="rectangular-callout" draw:modifiers="-11453.2504239683 49577.3508594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905cm" svg:height="1.905cm" svg:x="12.072cm" svg:y="3.81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3.977cm" svg:y="3.8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5.882cm" svg:y="3.81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7.787cm" svg:y="3.8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9.692cm" svg:y="3.81cm">
          <text:p text:style-name="P1">77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67cm" svg:y1="3.81cm" svg:x2="21.597cm" svg:y2="3.81cm">
          <text:p/>
        </draw:line>
        <draw:line draw:style-name="gr2" draw:text-style-name="P3" draw:layer="layout" svg:x1="22.867cm" svg:y1="5.715cm" svg:x2="21.597cm" svg:y2="5.715cm">
          <text:p/>
        </draw:line>
        <draw:custom-shape draw:style-name="gr1" draw:text-style-name="P2" draw:layer="layout" svg:width="1.905cm" svg:height="1.905cm" svg:x="3.175cm" svg:y="7.62cm">
          <text:p text:style-name="P1">0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54cm" svg:height="1.673cm" svg:x="3.577cm" svg:y="4.445cm">
          <draw:text-box>
            <text:p text:style-name="P4">RAM:</text:p>
          </draw:text-box>
        </draw:frame>
        <draw:frame draw:style-name="gr4" draw:text-style-name="P7" draw:layer="layout" svg:width="0.959cm" svg:height="0.962cm" svg:x="1.581cm" svg:y="8.255cm">
          <draw:text-box>
            <text:p text:style-name="P6">D</text:p>
          </draw:text-box>
        </draw:frame>
        <draw:custom-shape draw:style-name="gr1" draw:text-style-name="P2" draw:layer="layout" svg:width="1.905cm" svg:height="1.905cm" svg:x="3.175cm" svg:y="10.16cm">
          <text:p text:style-name="P1">2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383cm" svg:height="0.962cm" svg:x="1.27cm" svg:y="10.795cm">
          <draw:text-box>
            <text:p>DP</text:p>
          </draw:text-box>
        </draw:frame>
        <draw:line draw:style-name="gr6" draw:text-style-name="P3" draw:layer="layout" svg:x1="11.117cm" svg:y1="7.366cm" svg:x2="11.117cm" svg:y2="6.096cm">
          <text:p/>
        </draw:line>
        <draw:frame draw:style-name="gr7" draw:text-style-name="P8" draw:layer="layout" svg:width="3.11cm" svg:height="0.962cm" svg:x="2.605cm" svg:y="1.578cm">
          <draw:text-box>
            <text:p>Program:</text:p>
          </draw:text-box>
        </draw:frame>
        <draw:frame draw:style-name="gr8" draw:text-style-name="P9" draw:layer="layout" svg:width="15.875cm" svg:height="1.568cm" svg:x="5.715cm" svg:y="1.27cm">
          <draw:text-box>
            <text:p text:style-name="P1"><text:span text:style-name="T4">&gt;&gt;[+[-</text:span><text:span text:style-name="T1">]</text:span><text:span text:style-name="T2">+]&gt;.</text:span></text:p>
          </draw:text-box>
        </draw:frame>
        <draw:custom-shape draw:style-name="gr1" draw:text-style-name="P2" draw:layer="layout" svg:width="1.905cm" svg:height="1.905cm" svg:x="6.357cm" svg:y="3.81cm">
          <text:p text:style-name="P1">0</text:p>
          <draw:enhanced-geometry svg:viewBox="0 0 21600 21600" draw:type="rectangle" draw:enhanced-path="M 0 0 L 21600 0 21600 21600 0 21600 0 0 Z N"/>
        </draw:custom-shape>
        <draw:frame draw:style-name="gr10" draw:layer="layout" svg:width="5.011cm" svg:height="2.398cm" svg:x="6.224cm" svg:y="12.1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V</text:p>
              </table:table-cell>
              <table:table-cell>
                <text:p text:style-name="P1">A</text:p>
              </table:table-cell>
              <table:table-cell>
                <text:p text:style-name="P1">S</text:p>
              </table:table-cell>
              <table:table-cell>
                <text:p text:style-name="P1">Z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" draw:text-style-name="P2" draw:layer="layout" svg:width="1.905cm" svg:height="1.905cm" svg:x="3.175cm" svg:y="12.7cm">
          <text:p text:style-name="P1">2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277cm" svg:height="0.962cm" svg:x="1.27cm" svg:y="13.335cm">
          <draw:text-box>
            <text:p>LS</text:p>
          </draw:text-box>
        </draw:frame>
        <draw:custom-shape draw:style-name="gr12" draw:text-style-name="P13" draw:layer="layout" svg:width="1.905cm" svg:height="1.905cm" svg:x="22.86cm" svg:y="10.16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2.929cm" svg:height="1.673cm" svg:x="19.685cm" svg:y="10.795cm">
          <draw:text-box>
            <text:p>Output:</text:p>
          </draw:text-box>
        </draw:frame>
        <draw:custom-shape draw:style-name="gr1" draw:text-style-name="P2" draw:layer="layout" svg:width="1.905cm" svg:height="1.905cm" svg:x="8.262cm" svg:y="3.8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05cm" svg:height="1.905cm" svg:x="10.167cm" svg:y="3.8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.768cm" svg:height="0.988cm" svg:x="7.122cm" svg:y="10.795cm">
          <text:p text:style-name="P1">Skip</text:p>
          <draw:enhanced-geometry svg:viewBox="0 0 21600 21600" draw:glue-points="10800 0 0 10800 10800 21600 21600 10800 ?f40 ?f41" draw:text-areas="0 0 21600 21600" draw:type="rectangular-callout" draw:modifiers="23114.0757490107 38329.62588473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905cm" svg:height="1.905cm" svg:x="12.072cm" svg:y="3.81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3.977cm" svg:y="3.8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5.882cm" svg:y="3.81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7.787cm" svg:y="3.8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9.692cm" svg:y="3.81cm">
          <text:p text:style-name="P1">77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67cm" svg:y1="3.81cm" svg:x2="21.597cm" svg:y2="3.81cm">
          <text:p/>
        </draw:line>
        <draw:line draw:style-name="gr2" draw:text-style-name="P3" draw:layer="layout" svg:x1="22.867cm" svg:y1="5.715cm" svg:x2="21.597cm" svg:y2="5.715cm">
          <text:p/>
        </draw:line>
        <draw:custom-shape draw:style-name="gr1" draw:text-style-name="P2" draw:layer="layout" svg:width="1.905cm" svg:height="1.905cm" svg:x="3.175cm" svg:y="7.62cm">
          <text:p text:style-name="P1">0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54cm" svg:height="1.673cm" svg:x="3.577cm" svg:y="4.445cm">
          <draw:text-box>
            <text:p text:style-name="P4">RAM:</text:p>
          </draw:text-box>
        </draw:frame>
        <draw:frame draw:style-name="gr4" draw:text-style-name="P7" draw:layer="layout" svg:width="0.959cm" svg:height="0.962cm" svg:x="1.581cm" svg:y="8.255cm">
          <draw:text-box>
            <text:p text:style-name="P6">D</text:p>
          </draw:text-box>
        </draw:frame>
        <draw:custom-shape draw:style-name="gr1" draw:text-style-name="P2" draw:layer="layout" svg:width="1.905cm" svg:height="1.905cm" svg:x="3.175cm" svg:y="10.16cm">
          <text:p text:style-name="P1">2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383cm" svg:height="0.962cm" svg:x="1.27cm" svg:y="10.795cm">
          <draw:text-box>
            <text:p>DP</text:p>
          </draw:text-box>
        </draw:frame>
        <draw:line draw:style-name="gr6" draw:text-style-name="P3" draw:layer="layout" svg:x1="11.117cm" svg:y1="7.366cm" svg:x2="11.117cm" svg:y2="6.096cm">
          <text:p/>
        </draw:line>
        <draw:frame draw:style-name="gr7" draw:text-style-name="P8" draw:layer="layout" svg:width="3.11cm" svg:height="0.962cm" svg:x="2.605cm" svg:y="1.578cm">
          <draw:text-box>
            <text:p>Program:</text:p>
          </draw:text-box>
        </draw:frame>
        <draw:frame draw:style-name="gr8" draw:text-style-name="P9" draw:layer="layout" svg:width="15.875cm" svg:height="1.568cm" svg:x="5.715cm" svg:y="1.27cm">
          <draw:text-box>
            <text:p text:style-name="P1"><text:span text:style-name="T4">&gt;&gt;[+[-]</text:span><text:span text:style-name="T1">+</text:span><text:span text:style-name="T2">]&gt;.</text:span></text:p>
          </draw:text-box>
        </draw:frame>
        <draw:custom-shape draw:style-name="gr1" draw:text-style-name="P2" draw:layer="layout" svg:width="1.905cm" svg:height="1.905cm" svg:x="6.357cm" svg:y="3.81cm">
          <text:p text:style-name="P1">0</text:p>
          <draw:enhanced-geometry svg:viewBox="0 0 21600 21600" draw:type="rectangle" draw:enhanced-path="M 0 0 L 21600 0 21600 21600 0 21600 0 0 Z N"/>
        </draw:custom-shape>
        <draw:frame draw:style-name="gr10" draw:layer="layout" svg:width="5.011cm" svg:height="2.398cm" svg:x="6.224cm" svg:y="12.1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V</text:p>
              </table:table-cell>
              <table:table-cell>
                <text:p text:style-name="P1">A</text:p>
              </table:table-cell>
              <table:table-cell>
                <text:p text:style-name="P1">S</text:p>
              </table:table-cell>
              <table:table-cell>
                <text:p text:style-name="P1">Z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" draw:text-style-name="P2" draw:layer="layout" svg:width="1.905cm" svg:height="1.905cm" svg:x="3.175cm" svg:y="12.7cm">
          <text:p text:style-name="P1">1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277cm" svg:height="0.962cm" svg:x="1.27cm" svg:y="13.335cm">
          <draw:text-box>
            <text:p>LS</text:p>
          </draw:text-box>
        </draw:frame>
        <draw:custom-shape draw:style-name="gr12" draw:text-style-name="P13" draw:layer="layout" svg:width="1.905cm" svg:height="1.905cm" svg:x="22.86cm" svg:y="10.16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2.929cm" svg:height="1.673cm" svg:x="19.685cm" svg:y="10.795cm">
          <draw:text-box>
            <text:p>Output:</text:p>
          </draw:text-box>
        </draw:frame>
        <draw:custom-shape draw:style-name="gr1" draw:text-style-name="P2" draw:layer="layout" svg:width="1.905cm" svg:height="1.905cm" svg:x="8.262cm" svg:y="3.8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05cm" svg:height="1.905cm" svg:x="10.167cm" svg:y="3.8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.768cm" svg:height="0.988cm" svg:x="5.547cm" svg:y="10.836cm">
          <text:p text:style-name="P1">-1</text:p>
          <draw:enhanced-geometry svg:viewBox="0 0 21600 21600" draw:glue-points="10800 0 0 10800 10800 21600 21600 10800 ?f40 ?f41" draw:text-areas="0 0 21600 21600" draw:type="rectangular-callout" draw:modifiers="-11453.2504239683 49577.3508594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905cm" svg:height="1.905cm" svg:x="12.072cm" svg:y="3.81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3.977cm" svg:y="3.8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5.882cm" svg:y="3.81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7.787cm" svg:y="3.8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9.692cm" svg:y="3.81cm">
          <text:p text:style-name="P1">77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67cm" svg:y1="3.81cm" svg:x2="21.597cm" svg:y2="3.81cm">
          <text:p/>
        </draw:line>
        <draw:line draw:style-name="gr2" draw:text-style-name="P3" draw:layer="layout" svg:x1="22.867cm" svg:y1="5.715cm" svg:x2="21.597cm" svg:y2="5.715cm">
          <text:p/>
        </draw:line>
        <draw:custom-shape draw:style-name="gr1" draw:text-style-name="P2" draw:layer="layout" svg:width="1.905cm" svg:height="1.905cm" svg:x="3.175cm" svg:y="7.62cm">
          <text:p text:style-name="P1">0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54cm" svg:height="1.673cm" svg:x="3.577cm" svg:y="4.445cm">
          <draw:text-box>
            <text:p text:style-name="P4">RAM:</text:p>
          </draw:text-box>
        </draw:frame>
        <draw:frame draw:style-name="gr4" draw:text-style-name="P7" draw:layer="layout" svg:width="0.959cm" svg:height="0.962cm" svg:x="1.581cm" svg:y="8.255cm">
          <draw:text-box>
            <text:p text:style-name="P6">D</text:p>
          </draw:text-box>
        </draw:frame>
        <draw:custom-shape draw:style-name="gr1" draw:text-style-name="P2" draw:layer="layout" svg:width="1.905cm" svg:height="1.905cm" svg:x="3.175cm" svg:y="10.16cm">
          <text:p text:style-name="P1">2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383cm" svg:height="0.962cm" svg:x="1.27cm" svg:y="10.795cm">
          <draw:text-box>
            <text:p>DP</text:p>
          </draw:text-box>
        </draw:frame>
        <draw:line draw:style-name="gr6" draw:text-style-name="P3" draw:layer="layout" svg:x1="11.117cm" svg:y1="7.366cm" svg:x2="11.117cm" svg:y2="6.096cm">
          <text:p/>
        </draw:line>
        <draw:frame draw:style-name="gr7" draw:text-style-name="P8" draw:layer="layout" svg:width="3.11cm" svg:height="0.962cm" svg:x="2.605cm" svg:y="1.578cm">
          <draw:text-box>
            <text:p>Program:</text:p>
          </draw:text-box>
        </draw:frame>
        <draw:frame draw:style-name="gr8" draw:text-style-name="P9" draw:layer="layout" svg:width="15.875cm" svg:height="1.568cm" svg:x="5.715cm" svg:y="1.27cm">
          <draw:text-box>
            <text:p text:style-name="P1"><text:span text:style-name="T4">&gt;&gt;[+[-]+</text:span><text:span text:style-name="T1">]</text:span><text:span text:style-name="T2">&gt;.</text:span></text:p>
          </draw:text-box>
        </draw:frame>
        <draw:custom-shape draw:style-name="gr1" draw:text-style-name="P2" draw:layer="layout" svg:width="1.905cm" svg:height="1.905cm" svg:x="6.357cm" svg:y="3.81cm">
          <text:p text:style-name="P1">0</text:p>
          <draw:enhanced-geometry svg:viewBox="0 0 21600 21600" draw:type="rectangle" draw:enhanced-path="M 0 0 L 21600 0 21600 21600 0 21600 0 0 Z N"/>
        </draw:custom-shape>
        <draw:frame draw:style-name="gr10" draw:layer="layout" svg:width="5.011cm" svg:height="2.398cm" svg:x="6.224cm" svg:y="12.1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V</text:p>
              </table:table-cell>
              <table:table-cell>
                <text:p text:style-name="P1">A</text:p>
              </table:table-cell>
              <table:table-cell>
                <text:p text:style-name="P1">S</text:p>
              </table:table-cell>
              <table:table-cell>
                <text:p text:style-name="P1">Z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1" draw:text-style-name="P2" draw:layer="layout" svg:width="1.905cm" svg:height="1.905cm" svg:x="3.175cm" svg:y="12.7cm">
          <text:p text:style-name="P1">1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277cm" svg:height="0.962cm" svg:x="1.27cm" svg:y="13.335cm">
          <draw:text-box>
            <text:p>LS</text:p>
          </draw:text-box>
        </draw:frame>
        <draw:custom-shape draw:style-name="gr12" draw:text-style-name="P13" draw:layer="layout" svg:width="1.905cm" svg:height="1.905cm" svg:x="22.86cm" svg:y="10.16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2.929cm" svg:height="1.673cm" svg:x="19.685cm" svg:y="10.795cm">
          <draw:text-box>
            <text:p>Output:</text:p>
          </draw:text-box>
        </draw:frame>
        <draw:custom-shape draw:style-name="gr1" draw:text-style-name="P2" draw:layer="layout" svg:width="1.905cm" svg:height="1.905cm" svg:x="8.262cm" svg:y="3.8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05cm" svg:height="1.905cm" svg:x="10.167cm" svg:y="3.8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.768cm" svg:height="0.988cm" svg:x="7.122cm" svg:y="10.795cm">
          <text:p text:style-name="P1">Skip</text:p>
          <draw:enhanced-geometry svg:viewBox="0 0 21600 21600" draw:glue-points="10800 0 0 10800 10800 21600 21600 10800 ?f40 ?f41" draw:text-areas="0 0 21600 21600" draw:type="rectangular-callout" draw:modifiers="23114.0757490107 38329.62588473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905cm" svg:height="1.905cm" svg:x="12.072cm" svg:y="3.81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3.977cm" svg:y="3.8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5.882cm" svg:y="3.81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7.787cm" svg:y="3.8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9.692cm" svg:y="3.81cm">
          <text:p text:style-name="P1">77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67cm" svg:y1="3.81cm" svg:x2="21.597cm" svg:y2="3.81cm">
          <text:p/>
        </draw:line>
        <draw:line draw:style-name="gr2" draw:text-style-name="P3" draw:layer="layout" svg:x1="22.867cm" svg:y1="5.715cm" svg:x2="21.597cm" svg:y2="5.715cm">
          <text:p/>
        </draw:line>
        <draw:custom-shape draw:style-name="gr1" draw:text-style-name="P2" draw:layer="layout" svg:width="1.905cm" svg:height="1.905cm" svg:x="3.175cm" svg:y="7.62cm">
          <text:p text:style-name="P1">0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54cm" svg:height="1.673cm" svg:x="3.577cm" svg:y="4.445cm">
          <draw:text-box>
            <text:p text:style-name="P4">RAM:</text:p>
          </draw:text-box>
        </draw:frame>
        <draw:frame draw:style-name="gr4" draw:text-style-name="P7" draw:layer="layout" svg:width="0.959cm" svg:height="0.962cm" svg:x="1.581cm" svg:y="8.255cm">
          <draw:text-box>
            <text:p text:style-name="P6">D</text:p>
          </draw:text-box>
        </draw:frame>
        <draw:custom-shape draw:style-name="gr1" draw:text-style-name="P2" draw:layer="layout" svg:width="1.905cm" svg:height="1.905cm" svg:x="3.175cm" svg:y="10.16cm">
          <text:p text:style-name="P1">2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383cm" svg:height="0.962cm" svg:x="1.27cm" svg:y="10.795cm">
          <draw:text-box>
            <text:p>DP</text:p>
          </draw:text-box>
        </draw:frame>
        <draw:line draw:style-name="gr6" draw:text-style-name="P3" draw:layer="layout" svg:x1="11.117cm" svg:y1="7.366cm" svg:x2="11.117cm" svg:y2="6.096cm">
          <text:p/>
        </draw:line>
        <draw:frame draw:style-name="gr7" draw:text-style-name="P8" draw:layer="layout" svg:width="3.11cm" svg:height="0.962cm" svg:x="2.605cm" svg:y="1.578cm">
          <draw:text-box>
            <text:p>Program:</text:p>
          </draw:text-box>
        </draw:frame>
        <draw:frame draw:style-name="gr8" draw:text-style-name="P9" draw:layer="layout" svg:width="15.875cm" svg:height="1.568cm" svg:x="5.715cm" svg:y="1.27cm">
          <draw:text-box>
            <text:p text:style-name="P1"><text:span text:style-name="T4">&gt;&gt;[+[-]+]</text:span><text:span text:style-name="T1">&gt;</text:span><text:span text:style-name="T2">.</text:span></text:p>
          </draw:text-box>
        </draw:frame>
        <draw:custom-shape draw:style-name="gr1" draw:text-style-name="P2" draw:layer="layout" svg:width="1.905cm" svg:height="1.905cm" svg:x="6.357cm" svg:y="3.81cm">
          <text:p text:style-name="P1">0</text:p>
          <draw:enhanced-geometry svg:viewBox="0 0 21600 21600" draw:type="rectangle" draw:enhanced-path="M 0 0 L 21600 0 21600 21600 0 21600 0 0 Z N"/>
        </draw:custom-shape>
        <draw:frame draw:style-name="gr10" draw:layer="layout" svg:width="5.011cm" svg:height="2.398cm" svg:x="6.224cm" svg:y="12.1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V</text:p>
              </table:table-cell>
              <table:table-cell>
                <text:p text:style-name="P1">A</text:p>
              </table:table-cell>
              <table:table-cell>
                <text:p text:style-name="P1">S</text:p>
              </table:table-cell>
              <table:table-cell>
                <text:p text:style-name="P1">Z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1" draw:text-style-name="P2" draw:layer="layout" svg:width="1.905cm" svg:height="1.905cm" svg:x="3.175cm" svg:y="12.7cm">
          <text:p text:style-name="P1">0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277cm" svg:height="0.962cm" svg:x="1.27cm" svg:y="13.335cm">
          <draw:text-box>
            <text:p>LS</text:p>
          </draw:text-box>
        </draw:frame>
        <draw:custom-shape draw:style-name="gr12" draw:text-style-name="P13" draw:layer="layout" svg:width="1.905cm" svg:height="1.905cm" svg:x="22.86cm" svg:y="10.16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2.929cm" svg:height="1.673cm" svg:x="19.685cm" svg:y="10.795cm">
          <draw:text-box>
            <text:p>Output:</text:p>
          </draw:text-box>
        </draw:frame>
        <draw:custom-shape draw:style-name="gr1" draw:text-style-name="P2" draw:layer="layout" svg:width="1.905cm" svg:height="1.905cm" svg:x="8.262cm" svg:y="3.8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05cm" svg:height="1.905cm" svg:x="10.167cm" svg:y="3.8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3.81cm" svg:height="0.988cm" svg:x="9.96cm" svg:y="10.795cm">
          <text:p text:style-name="P1">Don’t Skip</text:p>
          <draw:enhanced-geometry svg:viewBox="0 0 21600 21600" draw:glue-points="10800 0 0 10800 10800 21600 21600 10800 ?f40 ?f41" draw:text-areas="0 0 21600 21600" draw:type="rectangular-callout" draw:modifiers="-1711.67672526896 35271.99191102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4" draw:layer="layout" svg:width="1.768cm" svg:height="0.988cm" svg:x="5.547cm" svg:y="10.836cm">
          <text:p text:style-name="P1">-1</text:p>
          <draw:enhanced-geometry svg:viewBox="0 0 21600 21600" draw:glue-points="10800 0 0 10800 10800 21600 21600 10800 ?f40 ?f41" draw:text-areas="0 0 21600 21600" draw:type="rectangular-callout" draw:modifiers="-11453.2504239683 49577.3508594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905cm" svg:height="1.905cm" svg:x="13.977cm" svg:y="3.8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5.882cm" svg:y="3.81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7.787cm" svg:y="3.8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9.692cm" svg:y="3.81cm">
          <text:p text:style-name="P1">77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67cm" svg:y1="3.81cm" svg:x2="21.597cm" svg:y2="3.81cm">
          <text:p/>
        </draw:line>
        <draw:line draw:style-name="gr2" draw:text-style-name="P3" draw:layer="layout" svg:x1="22.867cm" svg:y1="5.715cm" svg:x2="21.597cm" svg:y2="5.715cm">
          <text:p/>
        </draw:line>
        <draw:custom-shape draw:style-name="gr1" draw:text-style-name="P2" draw:layer="layout" svg:width="1.905cm" svg:height="1.905cm" svg:x="3.175cm" svg:y="7.62cm">
          <text:p text:style-name="P1">0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54cm" svg:height="1.673cm" svg:x="3.577cm" svg:y="4.445cm">
          <draw:text-box>
            <text:p text:style-name="P4">RAM:</text:p>
          </draw:text-box>
        </draw:frame>
        <draw:frame draw:style-name="gr4" draw:text-style-name="P7" draw:layer="layout" svg:width="0.959cm" svg:height="0.962cm" svg:x="1.581cm" svg:y="8.255cm">
          <draw:text-box>
            <text:p text:style-name="P6">D</text:p>
          </draw:text-box>
        </draw:frame>
        <draw:custom-shape draw:style-name="gr1" draw:text-style-name="P2" draw:layer="layout" svg:width="1.905cm" svg:height="1.905cm" svg:x="3.175cm" svg:y="10.16cm">
          <text:p text:style-name="P1">3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383cm" svg:height="0.962cm" svg:x="1.27cm" svg:y="10.795cm">
          <draw:text-box>
            <text:p>DP</text:p>
          </draw:text-box>
        </draw:frame>
        <draw:line draw:style-name="gr6" draw:text-style-name="P3" draw:layer="layout" svg:x1="13.017cm" svg:y1="7.366cm" svg:x2="13.017cm" svg:y2="6.096cm">
          <text:p/>
        </draw:line>
        <draw:frame draw:style-name="gr7" draw:text-style-name="P8" draw:layer="layout" svg:width="3.11cm" svg:height="0.962cm" svg:x="2.605cm" svg:y="1.578cm">
          <draw:text-box>
            <text:p>Program:</text:p>
          </draw:text-box>
        </draw:frame>
        <draw:frame draw:style-name="gr8" draw:text-style-name="P9" draw:layer="layout" svg:width="15.875cm" svg:height="1.568cm" svg:x="5.715cm" svg:y="1.27cm">
          <draw:text-box>
            <text:p text:style-name="P1"><text:span text:style-name="T4">&gt;&gt;[+[-]+]&gt;</text:span><text:span text:style-name="T1">.</text:span></text:p>
          </draw:text-box>
        </draw:frame>
        <draw:custom-shape draw:style-name="gr1" draw:text-style-name="P2" draw:layer="layout" svg:width="1.905cm" svg:height="1.905cm" svg:x="6.357cm" svg:y="3.81cm">
          <text:p text:style-name="P1">0</text:p>
          <draw:enhanced-geometry svg:viewBox="0 0 21600 21600" draw:type="rectangle" draw:enhanced-path="M 0 0 L 21600 0 21600 21600 0 21600 0 0 Z N"/>
        </draw:custom-shape>
        <draw:frame draw:style-name="gr10" draw:layer="layout" svg:width="5.011cm" svg:height="2.398cm" svg:x="6.224cm" svg:y="12.1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V</text:p>
              </table:table-cell>
              <table:table-cell>
                <text:p text:style-name="P1">A</text:p>
              </table:table-cell>
              <table:table-cell>
                <text:p text:style-name="P1">S</text:p>
              </table:table-cell>
              <table:table-cell>
                <text:p text:style-name="P1">Z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1" draw:text-style-name="P2" draw:layer="layout" svg:width="1.905cm" svg:height="1.905cm" svg:x="3.175cm" svg:y="12.7cm">
          <text:p text:style-name="P1">0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277cm" svg:height="0.962cm" svg:x="1.27cm" svg:y="13.335cm">
          <draw:text-box>
            <text:p>LS</text:p>
          </draw:text-box>
        </draw:frame>
        <draw:custom-shape draw:style-name="gr12" draw:text-style-name="P13" draw:layer="layout" svg:width="1.905cm" svg:height="1.905cm" svg:x="22.86cm" svg:y="10.16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2.929cm" svg:height="1.673cm" svg:x="19.685cm" svg:y="10.795cm">
          <draw:text-box>
            <text:p>Output:</text:p>
          </draw:text-box>
        </draw:frame>
        <draw:custom-shape draw:style-name="gr1" draw:text-style-name="P2" draw:layer="layout" svg:width="1.905cm" svg:height="1.905cm" svg:x="8.262cm" svg:y="3.8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0.167cm" svg:y="3.8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05cm" svg:height="1.905cm" svg:x="12.072cm" svg:y="3.81cm">
          <text:p text:style-name="P1">42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905cm" svg:height="1.905cm" svg:x="13.977cm" svg:y="3.8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5.882cm" svg:y="3.81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7.787cm" svg:y="3.8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9.692cm" svg:y="3.81cm">
          <text:p text:style-name="P1">77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67cm" svg:y1="3.81cm" svg:x2="21.597cm" svg:y2="3.81cm">
          <text:p/>
        </draw:line>
        <draw:line draw:style-name="gr2" draw:text-style-name="P3" draw:layer="layout" svg:x1="22.867cm" svg:y1="5.715cm" svg:x2="21.597cm" svg:y2="5.715cm">
          <text:p/>
        </draw:line>
        <draw:custom-shape draw:style-name="gr1" draw:text-style-name="P2" draw:layer="layout" svg:width="1.905cm" svg:height="1.905cm" svg:x="3.175cm" svg:y="7.62cm">
          <text:p text:style-name="P1">0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54cm" svg:height="1.673cm" svg:x="3.577cm" svg:y="4.445cm">
          <draw:text-box>
            <text:p text:style-name="P4">RAM:</text:p>
          </draw:text-box>
        </draw:frame>
        <draw:frame draw:style-name="gr4" draw:text-style-name="P7" draw:layer="layout" svg:width="0.959cm" svg:height="0.962cm" svg:x="1.581cm" svg:y="8.255cm">
          <draw:text-box>
            <text:p text:style-name="P6">D</text:p>
          </draw:text-box>
        </draw:frame>
        <draw:custom-shape draw:style-name="gr1" draw:text-style-name="P2" draw:layer="layout" svg:width="1.905cm" svg:height="1.905cm" svg:x="3.175cm" svg:y="10.16cm">
          <text:p text:style-name="P1">3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383cm" svg:height="0.962cm" svg:x="1.27cm" svg:y="10.795cm">
          <draw:text-box>
            <text:p>DP</text:p>
          </draw:text-box>
        </draw:frame>
        <draw:line draw:style-name="gr6" draw:text-style-name="P3" draw:layer="layout" svg:x1="13.017cm" svg:y1="7.366cm" svg:x2="13.017cm" svg:y2="6.096cm">
          <text:p/>
        </draw:line>
        <draw:frame draw:style-name="gr7" draw:text-style-name="P8" draw:layer="layout" svg:width="3.11cm" svg:height="0.962cm" svg:x="2.605cm" svg:y="1.578cm">
          <draw:text-box>
            <text:p>Program:</text:p>
          </draw:text-box>
        </draw:frame>
        <draw:frame draw:style-name="gr8" draw:text-style-name="P9" draw:layer="layout" svg:width="15.875cm" svg:height="1.568cm" svg:x="5.715cm" svg:y="1.27cm">
          <draw:text-box>
            <text:p text:style-name="P1"><text:span text:style-name="T4">&gt;</text:span><text:span text:style-name="T4">&gt;</text:span><text:span text:style-name="T4">[</text:span><text:span text:style-name="T4">+</text:span><text:span text:style-name="T4">[</text:span><text:span text:style-name="T4">-</text:span><text:span text:style-name="T4">]</text:span><text:span text:style-name="T4">+</text:span><text:span text:style-name="T4">]</text:span><text:span text:style-name="T4">&gt;</text:span><text:span text:style-name="T1">.</text:span></text:p>
          </draw:text-box>
        </draw:frame>
        <draw:custom-shape draw:style-name="gr1" draw:text-style-name="P2" draw:layer="layout" svg:width="1.905cm" svg:height="1.905cm" svg:x="6.357cm" svg:y="3.81cm">
          <text:p text:style-name="P1">0</text:p>
          <draw:enhanced-geometry svg:viewBox="0 0 21600 21600" draw:type="rectangle" draw:enhanced-path="M 0 0 L 21600 0 21600 21600 0 21600 0 0 Z N"/>
        </draw:custom-shape>
        <draw:frame draw:style-name="gr10" draw:layer="layout" svg:width="5.011cm" svg:height="2.398cm" svg:x="6.224cm" svg:y="12.1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V</text:p>
              </table:table-cell>
              <table:table-cell>
                <text:p text:style-name="P1">A</text:p>
              </table:table-cell>
              <table:table-cell>
                <text:p text:style-name="P1">S</text:p>
              </table:table-cell>
              <table:table-cell>
                <text:p text:style-name="P1">Z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1" draw:text-style-name="P2" draw:layer="layout" svg:width="1.905cm" svg:height="1.905cm" svg:x="3.175cm" svg:y="12.7cm">
          <text:p text:style-name="P1">0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277cm" svg:height="0.962cm" svg:x="1.27cm" svg:y="13.335cm">
          <draw:text-box>
            <text:p>LS</text:p>
          </draw:text-box>
        </draw:frame>
        <draw:custom-shape draw:style-name="gr12" draw:text-style-name="P16" draw:layer="layout" svg:width="1.905cm" svg:height="1.905cm" svg:x="22.86cm" svg:y="10.16cm">
          <text:p text:style-name="P15"><text:span text:style-name="T5">42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2.929cm" svg:height="1.673cm" svg:x="19.685cm" svg:y="10.795cm">
          <draw:text-box>
            <text:p>Output:</text:p>
          </draw:text-box>
        </draw:frame>
        <draw:custom-shape draw:style-name="gr1" draw:text-style-name="P2" draw:layer="layout" svg:width="1.905cm" svg:height="1.905cm" svg:x="8.262cm" svg:y="3.8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10.167cm" svg:y="3.8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05cm" svg:height="1.905cm" svg:x="12.072cm" svg:y="3.81cm">
          <text:p text:style-name="P1">42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3.417cm" svg:y1="6.041cm" svg:x2="22.314cm" svg:y2="10.513cm">
          <text:p/>
        </draw:lin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ven Segment" svg:font-family="'Seven Segment'"/>
    <style:font-face style:name="Seven Segment1" svg:font-family="'Seven Segment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9:56:43.517320211</meta:creation-date>
    <dc:date>2025-03-09T21:16:31.599785104</dc:date>
    <meta:editing-duration>PT20M39S</meta:editing-duration>
    <meta:editing-cycles>7</meta:editing-cycles>
    <meta:generator>LibreOffice/24.2.7.2$Linux_X86_64 LibreOffice_project/420$Build-2</meta:generator>
    <meta:document-statistic meta:object-count="331"/>
  </office:meta>
</office:document-meta>
</file>